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23658">
            <text:p>236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3">13.08.2022</text:date>, <text:time>15:48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13T15:48:48.76</dc:date>
    <dc:creator>Serg Kab</dc:creator>
    <meta:editing-duration>PT20M34S</meta:editing-duration>
    <meta:editing-cycles>7</meta:editing-cycles>
    <meta:generator>OpenOffice/4.1.6$Win32 OpenOffice.org_project/416m1$Build-9790</meta:generator>
    <meta:document-statistic meta:table-count="3" meta:cell-count="1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 Dim oDoc As Object, oSheet As Object, oCell As Object
 oDoc=ThisComponent
 oSheet=oDoc.Sheets.getByName("Sheet1")
 oCell=oSheet.getCellByPosition(0,0) 'A1
 oCell.setValue(23658)
 'oCell.NumberFormat=2 '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